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81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0.2173in"/>
    </style:style>
    <style:style style:name="co4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5pt solid #000000" fo:border-left="1.5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Range1">
      <style:map style:condition="cell-content()=0" style:apply-style-name="Range0" style:base-cell-address="'die1-summary'.B2"/>
      <style:map style:condition="cell-content()=1" style:apply-style-name="Range1" style:base-cell-address="'die1-summary'.B2"/>
      <style:map style:condition="cell-content()=2" style:apply-style-name="Range2" style:base-cell-address="'die1-summary'.B2"/>
      <style:map style:condition="cell-content()=3" style:apply-style-name="Range3" style:base-cell-address="'die1-summary'.B2"/>
      <style:map style:condition="cell-content()=4" style:apply-style-name="Range4" style:base-cell-address="'die1-summary'.B2"/>
      <style:map style:condition="cell-content()=5" style:apply-style-name="Range5" style:base-cell-address="'die1-summary'.B2"/>
      <style:map style:condition="cell-content()=6" style:apply-style-name="Range6" style:base-cell-address="'die1-summary'.B2"/>
    </style:style>
    <style:style style:name="ce5" style:family="table-cell" style:parent-style-name="Default">
      <style:map style:condition="cell-content()=0" style:apply-style-name="Range0" style:base-cell-address="'die1-summary'.B2"/>
      <style:map style:condition="cell-content()=1" style:apply-style-name="Range1" style:base-cell-address="'die1-summary'.B2"/>
      <style:map style:condition="cell-content()=2" style:apply-style-name="Range2" style:base-cell-address="'die1-summary'.B2"/>
      <style:map style:condition="cell-content()=3" style:apply-style-name="Range3" style:base-cell-address="'die1-summary'.B2"/>
      <style:map style:condition="cell-content()=4" style:apply-style-name="Range4" style:base-cell-address="'die1-summary'.B2"/>
      <style:map style:condition="cell-content()=5" style:apply-style-name="Range5" style:base-cell-address="'die1-summary'.B2"/>
      <style:map style:condition="cell-content()=6" style:apply-style-name="Range6" style:base-cell-address="'die1-summary'.B2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ie1-summary" table:style-name="ta1">
        <table:table-column table:style-name="co1" table:default-cell-style-name="ce2"/>
        <table:table-column table:style-name="co2" table:number-columns-repeated="20" table:default-cell-style-name="ce4"/>
        <table:table-column table:style-name="co2" table:number-columns-repeated="15" table:default-cell-style-name="ce5"/>
        <table:table-column table:style-name="co3" table:default-cell-style-name="ce5"/>
        <table:table-column table:style-name="co4" table:number-columns-repeated="987" table:default-cell-style-name="Default"/>
        <table:table-row table:style-name="ro1">
          <table:table-cell table:style-name="ce1"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6" table:number-columns-repeated="987"/>
        </table:table-row>
        <table:table-row table:style-name="ro1">
          <table:table-cell office:value-type="float" office:value="11000" calcext:value-type="float">
            <text:p>1100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900" calcext:value-type="float">
            <text:p>10900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800" calcext:value-type="float">
            <text:p>10800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700" calcext:value-type="float">
            <text:p>10700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600" calcext:value-type="float">
            <text:p>1060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500" calcext:value-type="float">
            <text:p>1050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400" calcext:value-type="float">
            <text:p>10400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10300" calcext:value-type="float">
            <text:p>1030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office:value-type="float" office:value="10200" calcext:value-type="float">
            <text:p>10200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87"/>
        </table:table-row>
        <table:table-row table:style-name="ro1">
          <table:table-cell office:value-type="float" office:value="10100" calcext:value-type="float">
            <text:p>10100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300" calcext:value-type="float">
            <text:p>8300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900" calcext:value-type="float">
            <text:p>790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600" calcext:value-type="float">
            <text:p>760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17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1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1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number-columns-repeated="16" office:value-type="float" office:value="6" calcext:value-type="float">
            <text:p>6</text:p>
          </table:table-cell>
          <table:table-cell table:number-columns-repeated="987"/>
        </table:table-row>
        <calcext:conditional-formats>
          <calcext:conditional-format calcext:target-range-address="'die1-summary'.B2:'die1-summary'.AK46">
            <calcext:condition calcext:apply-style-name="Range0" calcext:value="=0" calcext:base-cell-address="'die1-summary'.B2"/>
            <calcext:condition calcext:apply-style-name="Range1" calcext:value="=1" calcext:base-cell-address="'die1-summary'.B2"/>
            <calcext:condition calcext:apply-style-name="Range2" calcext:value="=2" calcext:base-cell-address="'die1-summary'.B2"/>
            <calcext:condition calcext:apply-style-name="Range3" calcext:value="=3" calcext:base-cell-address="'die1-summary'.B2"/>
            <calcext:condition calcext:apply-style-name="Range4" calcext:value="=4" calcext:base-cell-address="'die1-summary'.B2"/>
            <calcext:condition calcext:apply-style-name="Range5" calcext:value="=5" calcext:base-cell-address="'die1-summary'.B2"/>
            <calcext:condition calcext:apply-style-name="Range6" calcext:value="=6" calcext:base-cell-address="'die1-summary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ange0" style:family="table-cell" style:parent-style-name="Default">
      <style:table-cell-properties fo:background-color="#1a9850"/>
    </style:style>
    <style:style style:name="Range6" style:family="table-cell" style:parent-style-name="Default">
      <style:table-cell-properties fo:background-color="#d73027"/>
    </style:style>
    <style:style style:name="Range3" style:family="table-cell" style:parent-style-name="Default">
      <style:table-cell-properties fo:background-color="#ffffbf"/>
    </style:style>
    <style:style style:name="Range1" style:family="table-cell" style:parent-style-name="Default">
      <style:table-cell-properties fo:background-color="#91cf60"/>
    </style:style>
    <style:style style:name="Range2" style:family="table-cell" style:parent-style-name="Default">
      <style:table-cell-properties fo:background-color="#d9ef8b"/>
    </style:style>
    <style:style style:name="Range4" style:family="table-cell" style:parent-style-name="Default">
      <style:table-cell-properties fo:background-color="#fee08b"/>
    </style:style>
    <style:style style:name="Range5" style:family="table-cell" style:parent-style-name="Default">
      <style:table-cell-properties fo:background-color="#fc8d5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9:04:14.0460030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01-10T19:05:23.275378267</dc:date>
    <meta:editing-duration>PT8H15M15S</meta:editing-duration>
    <meta:editing-cycles>8</meta:editing-cycles>
    <meta:document-statistic meta:table-count="1" meta:cell-count="1701" meta:object-count="0"/>
  </office:meta>
</office:document-meta>
</file>